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er 1</text:p>
          </table:table-cell>
          <table:table-cell office:value-type="string" calcext:value-type="string">
            <text:p>Header 2</text:p>
          </table:table-cell>
          <table:table-cell office:value-type="string" calcext:value-type="string">
            <text:p>Header 3</text:p>
          </table:table-cell>
          <table:table-cell office:value-type="string" calcext:value-type="string">
            <text:p>Header 4</text:p>
          </table:table-cell>
          <table:table-cell table:style-name="Default" office:value-type="string" calcext:value-type="string">
            <text:p>Header 5</text:p>
          </table:table-cell>
          <table:table-cell table:style-name="Default" office:value-type="string" calcext:value-type="string">
            <text:p>Header 6</text:p>
          </table:table-cell>
          <table:table-cell office:value-type="string" calcext:value-type="string">
            <text:p>Header 7</text:p>
          </table:table-cell>
          <table:table-cell office:value-type="string" calcext:value-type="string">
            <text:p>Header 8</text:p>
          </table:table-cell>
        </table:table-row>
        <table:table-row table:style-name="ro1">
          <table:table-cell/>
          <table:table-cell office:value-type="string" calcext:value-type="string">
            <text:p>Fornavn1</text:p>
          </table:table-cell>
          <table:table-cell office:value-type="string" calcext:value-type="string">
            <text:p>Etternavn1</text:p>
          </table:table-cell>
          <table:table-cell office:value-type="string" calcext:value-type="string">
            <text:p>inne</text:p>
          </table:table-cell>
          <table:table-cell table:formula="of:=COM.MICROSOFT.CONCAT([.B6];&quot;@example.com&quot;)" office:value-type="string" office:string-value="Fornavn1@example.com" calcext:value-type="string">
            <text:p>Fornavn1@example.com</text:p>
          </table:table-cell>
          <table:table-cell table:style-name="ce1" office:value-type="string" calcext:value-type="string">
            <text:p>0013875158</text:p>
          </table:table-cell>
          <table:table-cell office:value-type="float" office:value="48302629" calcext:value-type="float">
            <text:p>48302629</text:p>
          </table:table-cell>
          <table:table-cell office:value-type="string" calcext:value-type="string">
            <text:p>I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Fornavn2</text:p>
          </table:table-cell>
          <table:table-cell office:value-type="string" calcext:value-type="string">
            <text:p>Etternavn2</text:p>
          </table:table-cell>
          <table:table-cell office:value-type="string" calcext:value-type="string">
            <text:p>inne</text:p>
          </table:table-cell>
          <table:table-cell table:formula="of:=COM.MICROSOFT.CONCAT([.B7];&quot;@example.com&quot;)" office:value-type="string" office:string-value="Fornavn2@example.com" calcext:value-type="string">
            <text:p>Fornavn2@example.com</text:p>
          </table:table-cell>
          <table:table-cell table:style-name="ce1" office:value-type="string" calcext:value-type="string">
            <text:p>0376287815</text:p>
          </table:table-cell>
          <table:table-cell office:value-type="float" office:value="48302630" calcext:value-type="float">
            <text:p>48302630</text:p>
          </table:table-cell>
          <table:table-cell office:value-type="string" calcext:value-type="string">
            <text:p>I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Fornavn3</text:p>
          </table:table-cell>
          <table:table-cell office:value-type="string" calcext:value-type="string">
            <text:p>Etternavn3</text:p>
          </table:table-cell>
          <table:table-cell office:value-type="string" calcext:value-type="string">
            <text:p>annet</text:p>
          </table:table-cell>
          <table:table-cell table:formula="of:=COM.MICROSOFT.CONCAT([.B8];&quot;@example.com&quot;)" office:value-type="string" office:string-value="Fornavn3@example.com" calcext:value-type="string">
            <text:p>Fornavn3@example.com</text:p>
          </table:table-cell>
          <table:table-cell office:value-type="string" calcext:value-type="string">
            <text:p>0009713216</text:p>
          </table:table-cell>
          <table:table-cell office:value-type="float" office:value="48302631" calcext:value-type="float">
            <text:p>48302631</text:p>
          </table:table-cell>
          <table:table-cell office:value-type="string" calcext:value-type="string">
            <text:p>I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string" calcext:value-type="string">
            <text:p>Fornavn4</text:p>
          </table:table-cell>
          <table:table-cell office:value-type="string" calcext:value-type="string">
            <text:p>Etternavn4</text:p>
          </table:table-cell>
          <table:table-cell office:value-type="string" calcext:value-type="string">
            <text:p>annet</text:p>
          </table:table-cell>
          <table:table-cell table:formula="of:=COM.MICROSOFT.CONCAT([.B9];&quot;@example.com&quot;)" office:value-type="string" office:string-value="Fornavn4@example.com" calcext:value-type="string">
            <text:p>Fornavn4@example.com</text:p>
          </table:table-cell>
          <table:table-cell office:value-type="string" calcext:value-type="string">
            <text:p>0009713217</text:p>
          </table:table-cell>
          <table:table-cell office:value-type="float" office:value="48302632" calcext:value-type="float">
            <text:p>48302632</text:p>
          </table:table-cell>
          <table:table-cell office:value-type="string" calcext:value-type="string">
            <text:p>I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Fornavn5</text:p>
          </table:table-cell>
          <table:table-cell office:value-type="string" calcext:value-type="string">
            <text:p>Etternavn5</text:p>
          </table:table-cell>
          <table:table-cell office:value-type="string" calcext:value-type="string">
            <text:p>annet</text:p>
          </table:table-cell>
          <table:table-cell table:formula="of:=COM.MICROSOFT.CONCAT([.B10];&quot;@example.com&quot;)" office:value-type="string" office:string-value="Fornavn5@example.com" calcext:value-type="string">
            <text:p>Fornavn5@example.com</text:p>
          </table:table-cell>
          <table:table-cell office:value-type="string" calcext:value-type="string">
            <text:p>0009713218</text:p>
          </table:table-cell>
          <table:table-cell office:value-type="float" office:value="48302633" calcext:value-type="float">
            <text:p>48302633</text:p>
          </table:table-cell>
          <table:table-cell office:value-type="string" calcext:value-type="string">
            <text:p>Aker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Fornavn6</text:p>
          </table:table-cell>
          <table:table-cell office:value-type="string" calcext:value-type="string">
            <text:p>Etternavn6</text:p>
          </table:table-cell>
          <table:table-cell office:value-type="string" calcext:value-type="string">
            <text:p>inne</text:p>
          </table:table-cell>
          <table:table-cell table:formula="of:=COM.MICROSOFT.CONCAT([.B11];&quot;@example.com&quot;)" office:value-type="string" office:string-value="Fornavn6@example.com" calcext:value-type="string">
            <text:p>Fornavn6@example.com</text:p>
          </table:table-cell>
          <table:table-cell office:value-type="string" calcext:value-type="string">
            <text:p>0009713219</text:p>
          </table:table-cell>
          <table:table-cell office:value-type="float" office:value="48302634" calcext:value-type="float">
            <text:p>48302634</text:p>
          </table:table-cell>
          <table:table-cell office:value-type="string" calcext:value-type="string">
            <text:p>IE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string" calcext:value-type="string">
            <text:p>Fornavn7</text:p>
          </table:table-cell>
          <table:table-cell office:value-type="string" calcext:value-type="string">
            <text:p>Etternavn7</text:p>
          </table:table-cell>
          <table:table-cell office:value-type="string" calcext:value-type="string">
            <text:p>inne</text:p>
          </table:table-cell>
          <table:table-cell table:formula="of:=COM.MICROSOFT.CONCAT([.B12];&quot;@example.com&quot;)" office:value-type="string" office:string-value="Fornavn7@example.com" calcext:value-type="string">
            <text:p>Fornavn7@example.com</text:p>
          </table:table-cell>
          <table:table-cell office:value-type="string" calcext:value-type="string">
            <text:p>0009713220</text:p>
          </table:table-cell>
          <table:table-cell office:value-type="float" office:value="48302635" calcext:value-type="float">
            <text:p>48302635</text:p>
          </table:table-cell>
          <table:table-cell office:value-type="string" calcext:value-type="string">
            <text:p>IE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string" calcext:value-type="string">
            <text:p>Fornavn8</text:p>
          </table:table-cell>
          <table:table-cell office:value-type="string" calcext:value-type="string">
            <text:p>Etternavn8</text:p>
          </table:table-cell>
          <table:table-cell office:value-type="string" calcext:value-type="string">
            <text:p>ute</text:p>
          </table:table-cell>
          <table:table-cell table:formula="of:=COM.MICROSOFT.CONCAT([.B13];&quot;@example.com&quot;)" office:value-type="string" office:string-value="Fornavn8@example.com" calcext:value-type="string">
            <text:p>Fornavn8@example.com</text:p>
          </table:table-cell>
          <table:table-cell office:value-type="string" calcext:value-type="string">
            <text:p>0009713221</text:p>
          </table:table-cell>
          <table:table-cell office:value-type="float" office:value="48302636" calcext:value-type="float">
            <text:p>48302636</text:p>
          </table:table-cell>
          <table:table-cell office:value-type="string" calcext:value-type="string">
            <text:p>ntnu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Fornavn9</text:p>
          </table:table-cell>
          <table:table-cell office:value-type="string" calcext:value-type="string">
            <text:p>Etternavn9</text:p>
          </table:table-cell>
          <table:table-cell office:value-type="string" calcext:value-type="string">
            <text:p>ute</text:p>
          </table:table-cell>
          <table:table-cell table:formula="of:=COM.MICROSOFT.CONCAT([.B14];&quot;@example.com&quot;)" office:value-type="string" office:string-value="Fornavn9@example.com" calcext:value-type="string">
            <text:p>Fornavn9@example.com</text:p>
          </table:table-cell>
          <table:table-cell office:value-type="string" calcext:value-type="string">
            <text:p>0009713222</text:p>
          </table:table-cell>
          <table:table-cell office:value-type="float" office:value="48302637" calcext:value-type="float">
            <text:p>48302637</text:p>
          </table:table-cell>
          <table:table-cell office:value-type="string" calcext:value-type="string">
            <text:p>I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Fornavn10</text:p>
          </table:table-cell>
          <table:table-cell office:value-type="string" calcext:value-type="string">
            <text:p>Etternavn10</text:p>
          </table:table-cell>
          <table:table-cell office:value-type="string" calcext:value-type="string">
            <text:p>inne</text:p>
          </table:table-cell>
          <table:table-cell table:formula="of:=COM.MICROSOFT.CONCAT([.B15];&quot;@example.com&quot;)" office:value-type="string" office:string-value="Fornavn10@example.com" calcext:value-type="string">
            <text:p>Fornavn10@example.com</text:p>
          </table:table-cell>
          <table:table-cell office:value-type="string" calcext:value-type="string">
            <text:p>0009713223</text:p>
          </table:table-cell>
          <table:table-cell office:value-type="float" office:value="48302638" calcext:value-type="float">
            <text:p>48302638</text:p>
          </table:table-cell>
          <table:table-cell office:value-type="string" calcext:value-type="string">
            <text:p>IE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string" calcext:value-type="string">
            <text:p>Fornavn11</text:p>
          </table:table-cell>
          <table:table-cell office:value-type="string" calcext:value-type="string">
            <text:p>Etternavn11</text:p>
          </table:table-cell>
          <table:table-cell office:value-type="string" calcext:value-type="string">
            <text:p>inne</text:p>
          </table:table-cell>
          <table:table-cell table:formula="of:=COM.MICROSOFT.CONCAT([.B16];&quot;@example.com&quot;)" office:value-type="string" office:string-value="Fornavn11@example.com" calcext:value-type="string">
            <text:p>Fornavn11@example.com</text:p>
          </table:table-cell>
          <table:table-cell office:value-type="string" calcext:value-type="string">
            <text:p>0009713224</text:p>
          </table:table-cell>
          <table:table-cell office:value-type="float" office:value="48302639" calcext:value-type="float">
            <text:p>48302639</text:p>
          </table:table-cell>
          <table:table-cell office:value-type="string" calcext:value-type="string">
            <text:p>IE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Fornavn12</text:p>
          </table:table-cell>
          <table:table-cell office:value-type="string" calcext:value-type="string">
            <text:p>Etternavn12</text:p>
          </table:table-cell>
          <table:table-cell office:value-type="string" calcext:value-type="string">
            <text:p>inne</text:p>
          </table:table-cell>
          <table:table-cell table:formula="of:=COM.MICROSOFT.CONCAT([.B17];&quot;@example.com&quot;)" office:value-type="string" office:string-value="Fornavn12@example.com" calcext:value-type="string">
            <text:p>Fornavn12@example.com</text:p>
          </table:table-cell>
          <table:table-cell office:value-type="string" calcext:value-type="string">
            <text:p>0009713225</text:p>
          </table:table-cell>
          <table:table-cell office:value-type="float" office:value="48302640" calcext:value-type="float">
            <text:p>48302640</text:p>
          </table:table-cell>
          <table:table-cell office:value-type="string" calcext:value-type="string">
            <text:p>IE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string" calcext:value-type="string">
            <text:p>Fornavn13</text:p>
          </table:table-cell>
          <table:table-cell office:value-type="string" calcext:value-type="string">
            <text:p>Etternavn13</text:p>
          </table:table-cell>
          <table:table-cell office:value-type="string" calcext:value-type="string">
            <text:p>inne</text:p>
          </table:table-cell>
          <table:table-cell table:formula="of:=COM.MICROSOFT.CONCAT([.B18];&quot;@example.com&quot;)" office:value-type="string" office:string-value="Fornavn13@example.com" calcext:value-type="string">
            <text:p>Fornavn13@example.com</text:p>
          </table:table-cell>
          <table:table-cell office:value-type="string" calcext:value-type="string">
            <text:p>0009713226</text:p>
          </table:table-cell>
          <table:table-cell office:value-type="float" office:value="48302641" calcext:value-type="float">
            <text:p>48302641</text:p>
          </table:table-cell>
          <table:table-cell office:value-type="string" calcext:value-type="string">
            <text:p>IE</text:p>
          </table:table-cell>
          <table:table-cell office:value-type="float" office:value="305" calcext:value-type="float">
            <text:p>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9:38:07.711987378</meta:creation-date>
    <dc:date>2023-09-06T09:46:55.249472633</dc:date>
    <meta:editing-duration>PT8M48S</meta:editing-duration>
    <meta:editing-cycles>1</meta:editing-cycles>
    <meta:document-statistic meta:table-count="1" meta:cell-count="112" meta:object-count="0"/>
    <meta:generator>LibreOffice/7.6.0.3$Linux_X86_64 LibreOffice_project/60$Build-3</meta:generator>
  </office:meta>
</office:document-meta>
</file>